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5502" officeooo:paragraph-rsid="001c5502"/>
    </style:style>
    <style:style style:name="P2" style:family="paragraph" style:parent-style-name="Standard">
      <style:paragraph-properties fo:text-align="start" style:justify-single-word="false"/>
      <style:text-properties officeooo:rsid="001c5502" officeooo:paragraph-rsid="001c5502"/>
    </style:style>
    <style:style style:name="P3" style:family="paragraph" style:parent-style-name="Standard">
      <style:paragraph-properties fo:text-align="start" style:justify-single-word="false"/>
      <style:text-properties officeooo:rsid="001c5502" officeooo:paragraph-rsid="001ebad8"/>
    </style:style>
    <style:style style:name="P4" style:family="paragraph" style:parent-style-name="Standard">
      <style:paragraph-properties fo:text-align="start" style:justify-single-word="false"/>
      <style:text-properties officeooo:rsid="001f712a" officeooo:paragraph-rsid="001f712a"/>
    </style:style>
    <style:style style:name="T1" style:family="text">
      <style:text-properties officeooo:rsid="001ebad8"/>
    </style:style>
    <style:style style:name="T2" style:family="text">
      <style:text-properties officeooo:rsid="001f71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</text:p>
      <text:p text:style-name="P1"/>
      <text:p text:style-name="P2">pag: 117</text:p>
      <text:p text:style-name="P2">1-a)<text:span text:style-name="T1">Para mulheres que sofrem violência.</text:span></text:p>
      <text:p text:style-name="P2">b)<text:span text:style-name="T1">Que a lei tambem protege seus familiares.</text:span></text:p>
      <text:p text:style-name="P2">c)<text:span text:style-name="T1">Para que elas sejam respeitadas e bem tratadas</text:span></text:p>
      <text:p text:style-name="P2">d)<text:span text:style-name="T1">Genero informativo.</text:span></text:p>
      <text:p text:style-name="P2"/>
      <text:p text:style-name="P2">2-a)<text:span text:style-name="T1">Violencia contra mulher, sim.</text:span></text:p>
      <text:p text:style-name="P3">b)</text:p>
      <text:p text:style-name="P3"><text:span text:style-name="T1">c) São fisicas</text:span></text:p>
      <text:p text:style-name="P2">d)<text:span text:style-name="T2">Não</text:span></text:p>
      <text:p text:style-name="P2">e)<text:span text:style-name="T2">Não</text:span></text:p>
      <text:p text:style-name="P2">f)<text:span text:style-name="T2">Não</text:span></text:p>
      <text:p text:style-name="P2"/>
      <text:p text:style-name="P4">Pag:118</text:p>
      <text:p text:style-name="P4">A)Não produzi o folhe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0:56:22.955583462</meta:creation-date>
    <dc:date>2020-10-14T11:29:25.742733093</dc:date>
    <meta:editing-duration>PT2M22S</meta:editing-duration>
    <meta:editing-cycles>1</meta:editing-cycles>
    <meta:document-statistic meta:table-count="0" meta:image-count="0" meta:object-count="0" meta:page-count="1" meta:paragraph-count="14" meta:word-count="43" meta:character-count="275" meta:non-whitespace-character-count="246"/>
    <meta:generator>LibreOffice/6.4.6.2$Linux_X86_64 LibreOffice_project/40$Build-2</meta:generator>
  </office:meta>
</office:document-meta>
</file>